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fo:font-size="13.5pt"/>
    </style:style>
    <style:style style:name="T2" style:family="text">
      <style:text-properties style:font-size-asian="13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打开网易云音乐：</text:span></text:p>
      <text:p text:style-name="Standard"><text:span text:style-name="T1">netease-cloud-music --no-sandbox %U1</text:span></text:p>
      <text:p text:style-name="Standard"><text:span text:style-name="T1">打开网速显示的方式：</text:span></text:p>
      <text:p text:style-name="Standard"><text:span text:style-name="T1">indicator-sysmonitor &amp;</text:span><text:span text:style-name="T2">，然后</text:span><text:span text:style-name="T1">Ctrl+C</text:span><text:span text:style-name="T2">就可以实现后台运行</text:span><text:span text:style-name="T1">indicator-sysmonit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23:33:59.712545838</meta:creation-date>
    <dc:date>2018-05-25T23:36:30.293529915</dc:date>
    <meta:editing-duration>PT2M32S</meta:editing-duration>
    <meta:editing-cycles>1</meta:editing-cycles>
    <meta:document-statistic meta:table-count="0" meta:image-count="0" meta:object-count="0" meta:page-count="1" meta:paragraph-count="4" meta:word-count="38" meta:character-count="114" meta:non-whitespace-character-count="111"/>
    <meta:generator>LibreOffice/6.0.3.2$Linux_X86_64 LibreOffice_project/00m0$Build-2</meta:generator>
  </office:meta>
</office:document-meta>
</file>